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rsid="00220ced" officeooo:paragraph-rsid="0029da65"/>
    </style:style>
    <style:style style:name="P5" style:family="paragraph" style:parent-style-name="Standard">
      <style:text-properties officeooo:paragraph-rsid="0029da65"/>
    </style:style>
    <style:style style:name="P6" style:family="paragraph" style:parent-style-name="Standard">
      <style:text-properties officeooo:paragraph-rsid="0029db9f"/>
    </style:style>
    <style:style style:name="P7" style:family="paragraph" style:parent-style-name="Standard">
      <style:text-properties officeooo:paragraph-rsid="002c99f7"/>
    </style:style>
    <style:style style:name="P8" style:family="paragraph" style:parent-style-name="Standard">
      <style:text-properties officeooo:rsid="003ef61c" officeooo:paragraph-rsid="00550fda"/>
    </style:style>
    <style:style style:name="P9" style:family="paragraph" style:parent-style-name="Standard">
      <style:text-properties officeooo:rsid="0040c8be" officeooo:paragraph-rsid="004d89fe"/>
    </style:style>
    <style:style style:name="P10" style:family="paragraph" style:parent-style-name="Standard">
      <style:text-properties officeooo:rsid="0045ca82" officeooo:paragraph-rsid="004d89fe"/>
    </style:style>
    <style:style style:name="P11" style:family="paragraph" style:parent-style-name="Standard">
      <style:text-properties officeooo:rsid="004865f8" officeooo:paragraph-rsid="004e0757"/>
    </style:style>
    <style:style style:name="P12" style:family="paragraph" style:parent-style-name="Standard">
      <style:text-properties officeooo:rsid="004a1a77" officeooo:paragraph-rsid="004e0757"/>
    </style:style>
    <style:style style:name="P13" style:family="paragraph" style:parent-style-name="Standard">
      <style:text-properties officeooo:rsid="004c04d4" officeooo:paragraph-rsid="004c04d4"/>
    </style:style>
    <style:style style:name="P14" style:family="paragraph" style:parent-style-name="Standard">
      <style:text-properties officeooo:rsid="004f5f98" officeooo:paragraph-rsid="004f5f98"/>
    </style:style>
    <style:style style:name="P15" style:family="paragraph" style:parent-style-name="Standard">
      <style:text-properties officeooo:rsid="004a1a77" officeooo:paragraph-rsid="004e0757" fo:background-color="#ffff00"/>
    </style:style>
    <style:style style:name="P16" style:family="paragraph" style:parent-style-name="Text_20_body">
      <style:text-properties officeooo:rsid="0058a127" officeooo:paragraph-rsid="005b0c5e"/>
    </style:style>
    <style:style style:name="P17" style:family="paragraph" style:parent-style-name="Text_20_body">
      <style:text-properties fo:language="ru" fo:country="RU" officeooo:rsid="005d7bae"/>
    </style:style>
    <style:style style:name="P18" style:family="paragraph" style:parent-style-name="Text_20_body">
      <style:text-properties fo:language="ru" fo:country="RU" officeooo:rsid="005fe4db" officeooo:paragraph-rsid="006bd4d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 fo:background-color="#ffff00" loext:char-shading-value="0"/>
    </style:style>
    <style:style style:name="T12" style:family="text">
      <style:text-properties fo:language="ru" fo:country="RU" officeooo:rsid="0029db9f"/>
    </style:style>
    <style:style style:name="T13" style:family="text">
      <style:text-properties fo:language="ru" fo:country="RU" officeooo:rsid="002a551a"/>
    </style:style>
    <style:style style:name="T14" style:family="text">
      <style:text-properties fo:language="ru" fo:country="RU" officeooo:rsid="002c99f7"/>
    </style:style>
    <style:style style:name="T15" style:family="text">
      <style:text-properties fo:language="ru" fo:country="RU" officeooo:rsid="002d71c7"/>
    </style:style>
    <style:style style:name="T16" style:family="text">
      <style:text-properties fo:language="ru" fo:country="RU" officeooo:rsid="002e294a"/>
    </style:style>
    <style:style style:name="T17" style:family="text">
      <style:text-properties fo:language="ru" fo:country="RU" officeooo:rsid="002efb80"/>
    </style:style>
    <style:style style:name="T18" style:family="text">
      <style:text-properties fo:language="ru" fo:country="RU" officeooo:rsid="002f2f3b"/>
    </style:style>
    <style:style style:name="T19" style:family="text">
      <style:text-properties fo:language="ru" fo:country="RU" officeooo:rsid="00310419"/>
    </style:style>
    <style:style style:name="T20" style:family="text">
      <style:text-properties fo:language="ru" fo:country="RU" officeooo:rsid="0035b716"/>
    </style:style>
    <style:style style:name="T21" style:family="text">
      <style:text-properties fo:language="ru" fo:country="RU" officeooo:rsid="00374cc5"/>
    </style:style>
    <style:style style:name="T22" style:family="text">
      <style:text-properties fo:language="ru" fo:country="RU" officeooo:rsid="003904fc"/>
    </style:style>
    <style:style style:name="T23" style:family="text">
      <style:text-properties fo:language="ru" fo:country="RU" officeooo:rsid="003aee3d"/>
    </style:style>
    <style:style style:name="T24" style:family="text">
      <style:text-properties fo:language="ru" fo:country="RU" officeooo:rsid="003dead0"/>
    </style:style>
    <style:style style:name="T25" style:family="text">
      <style:text-properties fo:language="ru" fo:country="RU" officeooo:rsid="003f05e1"/>
    </style:style>
    <style:style style:name="T26" style:family="text">
      <style:text-properties fo:language="ru" fo:country="RU" officeooo:rsid="00425aac"/>
    </style:style>
    <style:style style:name="T27" style:family="text">
      <style:text-properties fo:language="ru" fo:country="RU" officeooo:rsid="0043b918"/>
    </style:style>
    <style:style style:name="T28" style:family="text">
      <style:text-properties fo:language="ru" fo:country="RU" officeooo:rsid="0043f3c6"/>
    </style:style>
    <style:style style:name="T29" style:family="text">
      <style:text-properties fo:language="ru" fo:country="RU" officeooo:rsid="0045ca82"/>
    </style:style>
    <style:style style:name="T30" style:family="text">
      <style:text-properties fo:language="ru" fo:country="RU" officeooo:rsid="00464544"/>
    </style:style>
    <style:style style:name="T31" style:family="text">
      <style:text-properties fo:language="ru" fo:country="RU" style:text-underline-style="solid" style:text-underline-width="auto" style:text-underline-color="font-color"/>
    </style:style>
    <style:style style:name="T32" style:family="text">
      <style:text-properties fo:language="ru" fo:country="RU" style:text-underline-style="solid" style:text-underline-width="auto" style:text-underline-color="font-color" officeooo:rsid="0020c008"/>
    </style:style>
    <style:style style:name="T33" style:family="text">
      <style:text-properties fo:language="ru" fo:country="RU" style:text-underline-style="solid" style:text-underline-width="auto" style:text-underline-color="font-color" officeooo:rsid="0028efad"/>
    </style:style>
    <style:style style:name="T34" style:family="text">
      <style:text-properties fo:language="ru" fo:country="RU" style:text-underline-style="solid" style:text-underline-width="auto" style:text-underline-color="font-color" officeooo:rsid="002c99f7"/>
    </style:style>
    <style:style style:name="T35" style:family="text">
      <style:text-properties fo:language="ru" fo:country="RU" style:text-underline-style="solid" style:text-underline-width="auto" style:text-underline-color="font-color" officeooo:rsid="0022f51f"/>
    </style:style>
    <style:style style:name="T36" style:family="text">
      <style:text-properties fo:language="ru" fo:country="RU" officeooo:rsid="0049383b"/>
    </style:style>
    <style:style style:name="T37" style:family="text">
      <style:text-properties fo:language="ru" fo:country="RU" officeooo:rsid="004c596d"/>
    </style:style>
    <style:style style:name="T38" style:family="text">
      <style:text-properties fo:language="ru" fo:country="RU" officeooo:rsid="004eb31e"/>
    </style:style>
    <style:style style:name="T39" style:family="text">
      <style:text-properties fo:language="ru" fo:country="RU" officeooo:rsid="0050dccf"/>
    </style:style>
    <style:style style:name="T40" style:family="text">
      <style:text-properties fo:language="ru" fo:country="RU" officeooo:rsid="0052bec7"/>
    </style:style>
    <style:style style:name="T41" style:family="text">
      <style:text-properties fo:language="ru" fo:country="RU" officeooo:rsid="005497f4"/>
    </style:style>
    <style:style style:name="T42" style:family="text">
      <style:text-properties fo:language="ru" fo:country="RU" officeooo:rsid="00555a8a"/>
    </style:style>
    <style:style style:name="T43" style:family="text">
      <style:text-properties fo:language="ru" fo:country="RU" officeooo:rsid="005608e8"/>
    </style:style>
    <style:style style:name="T44" style:family="text">
      <style:text-properties fo:language="ru" fo:country="RU" officeooo:rsid="005777e0"/>
    </style:style>
    <style:style style:name="T45" style:family="text">
      <style:text-properties fo:language="ru" fo:country="RU" officeooo:rsid="0058a127"/>
    </style:style>
    <style:style style:name="T46" style:family="text">
      <style:text-properties fo:language="ru" fo:country="RU" officeooo:rsid="005b0c5e"/>
    </style:style>
    <style:style style:name="T47" style:family="text">
      <style:text-properties fo:language="ru" fo:country="RU" officeooo:rsid="0064ce47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28efad" fo:background-color="#ffff00" loext:char-shading-value="0"/>
    </style:style>
    <style:style style:name="T50" style:family="text">
      <style:text-properties fo:language="en" fo:country="US" officeooo:rsid="005d7bae"/>
    </style:style>
    <style:style style:name="T51" style:family="text">
      <style:text-properties fo:language="en" fo:country="US" officeooo:rsid="0065dc61"/>
    </style:style>
    <style:style style:name="T52" style:family="text">
      <style:text-properties fo:language="en" fo:country="US" officeooo:rsid="00674f6f"/>
    </style:style>
    <style:style style:name="T53" style:family="text">
      <style:text-properties officeooo:rsid="0060fb65"/>
    </style:style>
    <style:style style:name="T54" style:family="text">
      <style:text-properties officeooo:rsid="0064bee9"/>
    </style:style>
    <style:style style:name="T55" style:family="text">
      <style:text-properties officeooo:rsid="0065dc61"/>
    </style:style>
    <style:style style:name="T56" style:family="text">
      <style:text-properties officeooo:rsid="0066b67e"/>
    </style:style>
    <style:style style:name="T57" style:family="text">
      <style:text-properties style:font-name="Courier New"/>
    </style:style>
    <style:style style:name="T58" style:family="text">
      <style:text-properties fo:color="#9876aa" style:font-name="Courier New"/>
    </style:style>
    <style:style style:name="T59" style:family="text">
      <style:text-properties fo:color="#cc7832"/>
    </style:style>
    <style:style style:name="T60" style:family="text">
      <style:text-properties fo:color="#cc7832" style:font-name="Courier New"/>
    </style:style>
    <style:style style:name="T61" style:family="text">
      <style:text-properties fo:color="#6897bb" style:font-name="Courier New"/>
    </style:style>
    <style:style style:name="T62" style:family="text">
      <style:text-properties fo:color="#808080"/>
    </style:style>
    <style:style style:name="T63" style:family="text">
      <style:text-properties fo:color="#808080" style:font-name="Courier New"/>
    </style:style>
    <style:style style:name="T64" style:family="text">
      <style:text-properties fo:color="#6a8759"/>
    </style:style>
    <style:style style:name="T65" style:family="text">
      <style:text-properties fo:color="#6a8759"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48">JSON </text:span><text:span text:style-name="T1">файлов </text:span><text:span text:style-name="T2">с некоторой периодичностью, например раз в 30 минут. </text:span><text:span text:style-name="T27">К</text:span><text:span text:style-name="T26">аждому промежутку в 30 минут — </text:span><text:span text:style-name="T28">должен </text:span><text:span text:style-name="T26">соответств</text:span><text:span text:style-name="T28">овать</text:span><text:span text:style-name="T26"> свой файл со своим уникальным именем.</text:span></text:p>
      <text:p text:style-name="P2"><text:span text:style-name="T1">2) </text:span><text:span text:style-name="T42">После выгрузки данных, он</text:span><text:span text:style-name="T43">и</text:span><text:span text:style-name="T42"> парсятся отдельным приложением, которое имеет соединение с серверной БД и записывает туда изменения.</text:span></text:p>
      <text:p text:style-name="P2"><text:span text:style-name="T42"/></text:p>
      <text:p text:style-name="P16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46">3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8"><text:span text:style-name="T1">Для удобства написания парсера </text:span><text:span text:style-name="T48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5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5">новых заявках</text:span><text:span text:style-name="T1">. </text:span><text:span text:style-name="T44">Далее представлен список сущностей в том порядке, в котором противоречия исключены:</text:span></text:p>
      <text:p text:style-name="P8"><text:span text:style-name="T44"/></text:p>
      <text:p text:style-name="P10"><text:span text:style-name="T1">Пункты — это точки на карте с некоторыми атрибутами, пункты могут быть двух типов — СКЛАД либо ТОРГОВОЕ ПРЕДСТАВИТЕЛЬСТВО.</text:span></text:p>
      <text:p text:style-name="P10"><text:span text:style-name="T1"/></text:p>
      <text:p text:style-name="P9"><text:span text:style-name="T32">Пункты</text:span><text:span text:style-name="T3">(</text:span><text:span text:style-name="T29">Имя пункта, регион, область, город, почтовый индекс, адре</text:span><text:span text:style-name="T30">с</text:span><text:span text:style-name="T29"> электронной почты, номер телефона, тип Пункта(склад или представительство)</text:span><text:span text:style-name="T3">)</text:span></text:p>
      <text:p text:style-name="P9"><text:span text:style-name="T3"/></text:p>
      <text:p text:style-name="P13"><text:span text:style-name="T32">П</text:span><text:span text:style-name="T31">ользователи</text:span><text:span text:style-name="T1">(</text:span><text:span text:style-name="T37">Имя, фамилия, отчество, логин, пароль, номер т</text:span><text:span text:style-name="T38">елефона</text:span><text:span text:style-name="T37">, электр</text:span><text:span text:style-name="T38">онный</text:span><text:span text:style-name="T37"> адрес, роль пользователя, пункт пользователя</text:span><text:span text:style-name="T1">)</text:span></text:p>
      <text:p text:style-name="P3"><text:span text:style-name="T3"/></text:p>
      <text:p text:style-name="P5"><text:span text:style-name="T32">К</text:span><text:span text:style-name="T33">лиенты</text:span><text:span text:style-name="T9">(ИНН, КПП, кор счет, </text:span><text:span text:style-name="T49">curAccount,</text:span><text:span text:style-name="T48">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4"><text:span text:style-name="T9"/></text:p>
      <text:p text:style-name="P3"><text:span text:style-name="T32">З</text:span><text:span text:style-name="T31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3"><text:span text:style-name="T5"/></text:p>
      <text:p text:style-name="P15"><text:span text:style-name="T1">Насколько я понял все направления должны состоять только из двух </text:span><text:span text:style-name="T41">точек</text:span><text:span text:style-name="T1">.</text:span></text:p>
      <text:p text:style-name="P12"><text:span text:style-name="T1"/></text:p>
      <text:p text:style-name="P11"><text:span text:style-name="T35">Направления</text:span><text:span text:style-name="T5">(</text:span><text:span text:style-name="T36">название направления</text:span><text:span text:style-name="T5">)</text:span></text:p>
      <text:p text:style-name="P3"><text:span text:style-name="T5"/></text:p>
      <text:p text:style-name="P14"><text:span text:style-name="T35">м</text:span><text:span text:style-name="T31">аршрутные листы</text:span><text:span text:style-name="T1">(номер маршрутного листа, количество паллет, водитель, государственный номер автомобиля, </text:span><text:span text:style-name="T39">направление</text:span><text:span text:style-name="T1">)</text:span></text:p>
      <text:p text:style-name="P3"><text:span text:style-name="T5"/></text:p>
      <text:p text:style-name="P7"><text:span text:style-name="T9">У </text:span><text:span text:style-name="T14">нас в БД </text:span><text:span text:style-name="T20">такие </text:span><text:span text:style-name="T14">сущности </text:span><text:span text:style-name="T20">1С как </text:span><text:span text:style-name="T14">внутренняя заявка и накладная объед</text:span><text:span text:style-name="T24">и</text:span><text:span text:style-name="T14">нены в одну </text:span><text:span text:style-name="T21">сущность - </text:span><text:span text:style-name="T14">ЗН</text:span><text:span text:style-name="T22">(</text:span><text:span text:style-name="T14">Внутренняя заявка — накладная</text:span><text:span text:style-name="T22">)</text:span><text:span text:style-name="T18">. </text:span><text:span text:style-name="T23">Также у нас</text:span><text:span text:style-name="T18"> под термином склад подразумевается часть реального склада.</text:span><text:span text:style-name="T19">(его отделение).</text:span></text:p>
      <text:p text:style-name="P6"><text:span text:style-name="T14"/></text:p>
      <text:p text:style-name="P6"><text:soft-page-break/><text:span text:style-name="T34">ЗН</text:span><text:span text:style-name="T12">(номер внутренней заявки, дата-время создания, </text:span><text:span text:style-name="T11">дата-время доставки,</text:span><text:span text:style-name="T1"> </text:span><text:span text:style-name="T13">количество</text:span><text:span text:style-name="T12"> коробок, идентификатор расходной накладной, статус внутренней заявки </text:span><text:span text:style-name="T15">или заявки</text:span><text:span text:style-name="T12">, номер </text:span><text:span text:style-name="T15">родительской </text:span><text:span text:style-name="T12">заявки, склад </text:span><text:span text:style-name="T16">на котором была создана </text:span><text:span text:style-name="T17">внутренняя заявка</text:span><text:span text:style-name="T40">, маршрутный лист к которому прикреплена накладная</text:span><text:span text:style-name="T1">)</text:span></text:p>
      <text:h text:style-name="Heading_20_2" text:outline-level="2"><text:span text:style-name="T1">Приблизительное описание </text:span><text:span text:style-name="T47">формата</text:span></text:h>
      <text:p text:style-name="P18">В файл нужно записывать только те изменения, которые случились за последние пол часа, то есть, <text:span text:style-name="T54">на каждую сущность нужно три типа действий — </text:span><text:span text:style-name="T50">INSERT, UPDATE, DELETE.</text:span></text:p>
      <text:p text:style-name="P18"><text:span text:style-name="T55">В заголовке файла должна быть указана информация о периоде выгрузки данных(30 минут). Е</text:span>сли за последние пол часа был создан новый пункт, значит его нужно добавить в файл, с <text:span text:style-name="T53">ключом</text:span> <text:span text:style-name="T48">INSERT. </text:span><text:span text:style-name="T53">Е</text:span>сли пункт был изменен, то его нужно добавить в файл с <text:span text:style-name="T53">ключом</text:span> <text:span text:style-name="T48">UPDATE. </text:span><text:span text:style-name="T53">Е</text:span>сли же он был удален, нужно указать имя пункта с <text:span text:style-name="T53">ключом</text:span> <text:span text:style-name="T50">DELETE. </text:span><text:span text:style-name="T56">Выглядеть это может примерно так:</text:span></text:p>
      <text:p text:style-name="P18"/>
      <text:p text:style-name="_5f_code"><text:span text:style-name="T48">{</text:span></text:p>
      <text:p text:style-name="_5f_code"><text:s text:c="2"/>"dataFrom1C": {</text:p>
      <text:p text:style-name="_5f_code"><text:s text:c="4"/>"period": 30, // период обновления в минутах</text:p>
      <text:p text:style-name="_5f_code"><text:s text:c="4"/>// данная запись означает. что за последние пол часа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последние пол часа в системе никакие пункты не изменились</text:p>
      <text:p text:style-name="_5f_code"><text:s text:c="4"/>"updatePoints": [],</text:p>
      <text:p text:style-name="_5f_code"><text:s text:c="4"/>// данная запись означает, что за последние пол часа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тажке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oft-page-break/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17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style:graphic-properties draw:fill="solid" draw:fill-color="#ffffff" draw:fill-image-width="0cm" draw:fill-image-height="0cm"/>
      <style:paragraph-properties style:page-number="auto" fo:background-color="#ffffff" style:shadow="none">
        <style:tab-stops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12S</meta:editing-duration>
    <meta:editing-cycles>85</meta:editing-cycles>
    <meta:generator>LibreOffice/4.4.4.3$Windows_x86 LibreOffice_project/2c39ebcf046445232b798108aa8a7e7d89552ea8</meta:generator>
    <dc:date>2015-10-24T16:53:46.039000000</dc:date>
    <meta:document-statistic meta:table-count="0" meta:image-count="0" meta:object-count="0" meta:page-count="3" meta:paragraph-count="70" meta:word-count="582" meta:character-count="4777" meta:non-whitespace-character-count="3995"/>
    <meta:user-defined meta:name="Info 1"/>
    <meta:user-defined meta:name="Info 2"/>
    <meta:user-defined meta:name="Info 3"/>
    <meta:user-defined meta:name="Info 4"/>
  </office:meta>
</office:document-meta>
</file>